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53513" officeooo:paragraph-rsid="00153513"/>
    </style:style>
    <style:style style:name="P2" style:family="paragraph" style:parent-style-name="Standard" style:list-style-name="L1">
      <style:paragraph-properties fo:line-height="150%"/>
      <style:text-properties officeooo:rsid="0015f05e" officeooo:paragraph-rsid="0015f05e"/>
    </style:style>
    <style:style style:name="P3" style:family="paragraph" style:parent-style-name="Standard" style:list-style-name="L1">
      <style:paragraph-properties fo:line-height="150%"/>
      <style:text-properties officeooo:rsid="0015f05e" officeooo:paragraph-rsid="001708ad"/>
    </style:style>
    <style:style style:name="P4" style:family="paragraph" style:parent-style-name="Standard" style:list-style-name="L2">
      <style:paragraph-properties fo:line-height="150%"/>
      <style:text-properties officeooo:rsid="0017c36f" officeooo:paragraph-rsid="0017c36f"/>
    </style:style>
    <style:style style:name="P5" style:family="paragraph" style:parent-style-name="Standard" style:list-style-name="L2">
      <style:paragraph-properties fo:line-height="150%"/>
      <style:text-properties fo:font-weight="bold" officeooo:rsid="0017c36f" officeooo:paragraph-rsid="0017c36f" style:font-weight-asian="bold" style:font-weight-complex="bold"/>
    </style:style>
    <style:style style:name="P6" style:family="paragraph" style:parent-style-name="Standard" style:list-style-name="L2">
      <style:paragraph-properties fo:line-height="150%"/>
      <style:text-properties officeooo:rsid="0017c63d" officeooo:paragraph-rsid="0017c63d"/>
    </style:style>
    <style:style style:name="P7" style:family="paragraph" style:parent-style-name="Standard">
      <style:paragraph-properties fo:line-height="150%"/>
      <style:text-properties officeooo:rsid="0017c63d" officeooo:paragraph-rsid="0017c63d"/>
    </style:style>
    <style:style style:name="P8" style:family="paragraph" style:parent-style-name="Standard" style:list-style-name="L3">
      <style:paragraph-properties fo:line-height="150%"/>
      <style:text-properties officeooo:rsid="001aeaa9" officeooo:paragraph-rsid="001aea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08a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08ad"/>
    </style:style>
    <style:style style:name="T6" style:family="text">
      <style:text-properties officeooo:rsid="0017c63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c63d" style:font-weight-asian="normal" style:font-weight-complex="normal"/>
    </style:style>
    <style:style style:name="T9" style:family="text">
      <style:text-properties fo:font-weight="normal" officeooo:rsid="00196f7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GAF</text:p>
      <text:p text:style-name="P1"/>
      <text:p text:style-name="P1">(1) Motivation</text:p>
      <text:list xml:id="list2820332501275850561" text:style-name="L1">
        <text:list-item>
          <text:p text:style-name="P2">Architecture frameworks provivide <text:span text:style-name="T3">closed</text:span> sets of viewpoints and concerns, but</text:p>
          <text:list>
            <text:list-item>
              <text:p text:style-name="P2">„it is difficult to re-use viewpoints and concerns for defining new frameworks to be used in defferent organizations or domains“</text:p>
            </text:list-item>
            <text:list-item>
              <text:p text:style-name="P2">„it is impossible to define consistency rules among viewpoints once and forever, since such rules ar not re-usable as the main artefacts themselves“</text:p>
            </text:list-item>
          </text:list>
        </text:list-item>
        <text:list-item>
          <text:p text:style-name="P2">MEGAF „uses the conceptual foundations of ISO/IEC42010“ and utilizes megamodeling techniques to provide metchanisms:</text:p>
          <text:list>
            <text:list-item>
              <text:p text:style-name="P2">„to <text:span text:style-name="T1">store</text:span> <text:bookmark-start text:name="__DdeLink__0_1321453006"/>views, viewpoints, stakeholders and stystem concerns“<text:bookmark-end text:name="__DdeLink__0_1321453006"/></text:p>
            </text:list-item>
            <text:list-item>
              <text:p text:style-name="P3">„to <text:span text:style-name="T1">define correspondences</text:span> among views, viewpoints, stakeholders and stystem concerns“</text:p>
            </text:list-item>
            <text:list-item>
              <text:p text:style-name="P3">„<text:span text:style-name="T5">to enable </text:span><text:span text:style-name="T2">consistency and completeness</text:span><text:span text:style-name="T5"> checks based on defined architectural relationships ans rules among elements“</text:span></text:p>
            </text:list-item>
          </text:list>
        </text:list-item>
      </text:list>
      <text:p text:style-name="P1"/>
      <text:p text:style-name="P1">(2) Architecture Descriptions and Frameworks</text:p>
      <text:list xml:id="list1416200436590368447" text:style-name="L2">
        <text:list-item>
          <text:p text:style-name="P4"><text:span text:style-name="T1">ISO/IEC42010 Software and System Engineering – Architecture Description</text:span> <text:bookmark-start text:name="__DdeLink__3_1321453006"/>standardize<text:bookmark-end text:name="__DdeLink__3_1321453006"/>s practices for recording, understanding, documenting, analysing and realizing of system and enterprise architectures; additionally it promotes mechanisms for reuse and itneroperability such as:</text:p>
          <text:list>
            <text:list-item>
              <text:p text:style-name="P4"><text:bookmark-start text:name="__DdeLink__5_1321453006"/>architecture viewpoints<text:bookmark-end text:name="__DdeLink__5_1321453006"/></text:p>
            </text:list-item>
            <text:list-item>
              <text:p text:style-name="P4">architecture frameworks / architecture description languages</text:p>
            </text:list-item>
          </text:list>
        </text:list-item>
        <text:list-item>
          <text:p text:style-name="P5">architecture viewpoints <text:span text:style-name="T8">are collections of conventsions, notations and modelling practices used to create concrete </text:span><text:span text:style-name="T6">views </text:span><text:span text:style-name="T8">which address domain specific systems concerns for a distinct set of stakeholders</text:span></text:p>
        </text:list-item>
        <text:list-item>
          <text:p text:style-name="P6"><text:span text:style-name="T4">archtecture fameworks</text:span><text:span text:style-name="T7"> </text:span><text:span text:style-name="T9">are collections of coordinated viewpoints, conventions, principels and practices to create archtecture descriptions for specific stakeholders</text:span></text:p>
        </text:list-item>
      </text:list>
      <text:p text:style-name="P7"/>
      <text:p text:style-name="P1">(3) Megamodeling Architecture Frameworks</text:p>
      <text:list xml:id="list2765602677651819289" text:style-name="L3">
        <text:list-item>
          <text:p text:style-name="P8">To make use of megamodeling techniques MEGAF assumes that each model (in a broad sense) is conformant to its metamodel, so</text:p>
          <text:list>
            <text:list-item>
              <text:p text:style-name="P8">views conform to viewpoints</text:p>
            </text:list-item>
            <text:list-item>
              <text:p text:style-name="P8">architecture models conform to model kinds</text:p>
            </text:list-item>
            <text:list-item>
              <text:p text:style-name="P8"><text:soft-page-break/>etc.</text:p>
            </text:list-item>
          </text:list>
        </text:list-item>
        <text:list-item>
          <text:p text:style-name="P8">Also any architecture description elements can have correspondens relationships and correspondence rules defined between each other</text:p>
        </text:list-item>
      </text:list>
      <text:p text:style-name="P1"/>
      <text:p text:style-name="P1">(4) MEGA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8-03T17:52:52.924500439</meta:creation-date>
    <dc:date>2014-08-03T22:27:44.764803760</dc:date>
    <dc:creator>darjeeling </dc:creator>
    <meta:editing-duration>PT1H2M58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2" meta:paragraph-count="22" meta:word-count="263" meta:character-count="1915" meta:non-whitespace-character-count="1690"/>
  </office:meta>
</office:document-meta>
</file>